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DePatrones" style:family="table">
      <style:table-properties style:width="17.013cm" fo:margin-left="0cm" table:align="left"/>
    </style:style>
    <style:style style:name="TablaDePatrones.A" style:family="table-column">
      <style:table-column-properties style:column-width="2.99cm"/>
    </style:style>
    <style:style style:name="TablaDePatrones.B" style:family="table-column">
      <style:table-column-properties style:column-width="14.023cm"/>
    </style:style>
    <style:style style:name="TablaDePatrones.A1" style:family="table-cell">
      <style:table-cell-properties fo:padding="0.097cm" fo:border="0.05pt solid #000000"/>
    </style:style>
    <style:style style:name="TablaDePatrones.A2" style:family="table-cell">
      <style:table-cell-properties fo:padding="0.097cm" fo:border-left="0.05pt solid #000000" fo:border-right="none" fo:border-top="none" fo:border-bottom="0.05pt solid #000000"/>
    </style:style>
    <style:style style:name="TablaDePatrones.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99cm"/>
    </style:style>
    <style:style style:name="Tabla1.B" style:family="table-column">
      <style:table-column-properties style:column-width="14.023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ac5c"/>
    </style:style>
    <style:style style:name="P2" style:family="paragraph" style:parent-style-name="Table_20_Contents">
      <style:text-properties officeooo:rsid="0004b9f1" officeooo:paragraph-rsid="0004b9f1"/>
    </style:style>
    <style:style style:name="P3" style:family="paragraph" style:parent-style-name="Table_20_Contents">
      <style:text-properties officeooo:rsid="0004b9f1" officeooo:paragraph-rsid="0006ac5c"/>
    </style:style>
    <style:style style:name="P4" style:family="paragraph" style:parent-style-name="Table_20_Contents">
      <style:text-properties officeooo:rsid="0004c408" officeooo:paragraph-rsid="0004c408"/>
    </style:style>
    <style:style style:name="P5" style:family="paragraph" style:parent-style-name="Table_20_Contents">
      <style:text-properties officeooo:rsid="0004c408" officeooo:paragraph-rsid="0006ac5c"/>
    </style:style>
    <style:style style:name="P6" style:family="paragraph" style:parent-style-name="Table_20_Contents">
      <style:text-properties officeooo:rsid="000513b2" officeooo:paragraph-rsid="000513b2"/>
    </style:style>
    <style:style style:name="P7" style:family="paragraph" style:parent-style-name="Table_20_Contents">
      <style:text-properties officeooo:rsid="000513b2" officeooo:paragraph-rsid="0006ac5c"/>
    </style:style>
    <style:style style:name="P8" style:family="paragraph" style:parent-style-name="Table_20_Contents">
      <style:text-properties fo:font-weight="bold" officeooo:rsid="0004b9f1" officeooo:paragraph-rsid="0004b9f1" style:font-weight-asian="bold" style:font-weight-complex="bold"/>
    </style:style>
    <style:style style:name="P9" style:family="paragraph" style:parent-style-name="Table_20_Contents">
      <style:text-properties fo:font-weight="bold" officeooo:rsid="0006ac5c" officeooo:paragraph-rsid="0006ac5c" style:font-weight-asian="bold" style:font-weight-complex="bold"/>
    </style:style>
    <style:style style:name="P10" style:family="paragraph" style:parent-style-name="Table_20_Contents">
      <style:text-properties officeooo:paragraph-rsid="0006ac5c"/>
    </style:style>
    <style:style style:name="P11" style:family="paragraph" style:parent-style-name="Table_20_Contents">
      <style:text-properties officeooo:rsid="0006ac5c" officeooo:paragraph-rsid="0006ac5c"/>
    </style:style>
    <style:style style:name="P12" style:family="paragraph" style:parent-style-name="Table_20_Contents" style:list-style-name="L1">
      <style:text-properties officeooo:rsid="0006ac5c" officeooo:paragraph-rsid="0006ac5c"/>
    </style:style>
    <style:style style:name="P13" style:family="paragraph" style:parent-style-name="Table_20_Contents">
      <style:text-properties officeooo:rsid="00082871" officeooo:paragraph-rsid="00082871"/>
    </style:style>
    <style:style style:name="T1" style:family="text">
      <style:text-properties officeooo:rsid="000513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DePatrones" table:style-name="TablaDePatrones">
        <table:table-column table:style-name="TablaDePatrones.A"/>
        <table:table-column table:style-name="TablaDePatrones.B"/>
        <table:table-row>
          <table:table-cell table:style-name="TablaDePatrones.A1" table:number-columns-spanned="2" office:value-type="string">
            <text:p text:style-name="P8">Experto en Información</text:p>
          </table:table-cell>
          <table:covered-table-cell/>
        </table:table-row>
        <table:table-row>
          <table:table-cell table:style-name="TablaDePatrones.A2" office:value-type="string">
            <text:p text:style-name="P2">Solución</text:p>
          </table:table-cell>
          <table:table-cell table:style-name="TablaDePatrones.B2" office:value-type="string">
            <text:p text:style-name="P2">Asignar una responsabilidad al experto en información. -La clase que tiene la información necesaria y suficiente para realizar la responsabilidad/tarea-.</text:p>
          </table:table-cell>
        </table:table-row>
        <table:table-row>
          <table:table-cell table:style-name="TablaDePatrones.A2" office:value-type="string">
            <text:p text:style-name="P2">Problema</text:p>
          </table:table-cell>
          <table:table-cell table:style-name="TablaDePatrones.B2" office:value-type="string">
            <text:p text:style-name="P2">¿Cómo asignar responsabilidades a los objetos de diseño?</text:p>
            <text:p text:style-name="P2"/>
            <text:p text:style-name="P2">El problema se encuentra en la fase de diseño de objetos cuando se definen las interacciones entre los objetos, tomamos decisiones sobre la asignación de responsabilidades a las clases software. </text:p>
            <text:p text:style-name="P2"/>
            <text:p text:style-name="P2">Una buena asignación de responsabilidades permite mejorar el entendimiento, mantenimiento, reutilización y ampliación de nuestras clases software en un futuro.</text:p>
          </table:table-cell>
        </table:table-row>
        <table:table-row>
          <table:table-cell table:style-name="TablaDePatrones.A2" office:value-type="string">
            <text:p text:style-name="P2">Ejemplo</text:p>
          </table:table-cell>
          <table:table-cell table:style-name="TablaDePatrones.B2" office:value-type="string">
            <text:p text:style-name="P2">En una aplicación de terminal de punto de venta se necesita conocer la cantidad de dinero a pagar por una venta.</text:p>
          </table:table-cell>
        </table:table-row>
        <table:table-row>
          <table:table-cell table:style-name="TablaDePatrones.A2" office:value-type="string">
            <text:p text:style-name="P4">Discusión</text:p>
          </table:table-cell>
          <table:table-cell table:style-name="TablaDePatrones.B2" office:value-type="string">
            <text:p text:style-name="P4">Normalmente miramos primero las clases de diseño del Modelo de Clases de Diseño, sin embargo si estamos ante las primeras iteraciones y no contamos con un modelo de Clases de Diseño sólido podemos utilizar el Modelo de Dominio para conocer qué clase en el salto de representación conocerá toda la información necesaria para asumir la responsabilidad. <text:s/></text:p>
            <text:p text:style-name="P4"/>
            <text:p text:style-name="P4">Es un principio de guía básico GRASP que se utiliza continuamente en el diseño de objetos.</text:p>
            <text:p text:style-name="P4"/>
            <text:p text:style-name="P4">Nótese que el cumplimiento de la responsabilidad a menudo requiere información que se encuentra dispersa por diferentes clases de objetos. Esto implica que hay muchos Expertos en Información parciales que ayudarán a realizar la tarea del Experto en Información actual. (Normalmente la información está dispersa por diferentes clases de objetos).</text:p>
            <text:p text:style-name="P4"/>
            <text:p text:style-name="P4">El símil en la vida real sería la asignación de tareas en una empresa. Una tarea será cedida como responsabilidad a un trabajador que tenga toda la información para realizarla y no a uno que tiene información parcial pues no podrá completar la tarea en condiciones.</text:p>
          </table:table-cell>
        </table:table-row>
        <table:table-row>
          <table:table-cell table:style-name="TablaDePatrones.A2" office:value-type="string">
            <text:p text:style-name="P4">Contraindicaciones</text:p>
          </table:table-cell>
          <table:table-cell table:style-name="TablaDePatrones.B2" office:value-type="string">
            <text:p text:style-name="P4">En algunas ocasiones choca con los principios de Cohesión y Acoplamiento. Por ejemplo, si queremos guardar la venta en una base de datos, ¿deberíamos asignar la responsabilidad de guardar la información en la BBDD a la clase Venta? Probablemente no pues habrían duplicidades de contenido con una clase “Database Manager”. Además reduce la cohesión pues la clase ya no tiene como objetivo único realizar una venta sino que además tiene la responsabilidad de guardar los datos en una BBDD aumentando así la complejidad del código de forma no deseable. Todos estos problemas indican la violación de un principio arquitectural básico: “diseñe separando los principales aspectos del sistema” ya que entremezclamos aspectos del sistema diferentes en el mismo componente.</text:p>
          </table:table-cell>
        </table:table-row>
        <table:table-row>
          <table:table-cell table:style-name="TablaDePatrones.A2" office:value-type="string">
            <text:p text:style-name="P4">Beneficios</text:p>
          </table:table-cell>
          <table:table-cell table:style-name="TablaDePatrones.B2" office:value-type="string">
            <text:p text:style-name="P4">Se mantiene el encapsulamiento de la información.</text:p>
            <text:p text:style-name="P6">Normalmente lleva a un bajo acoplamiento.</text:p>
            <text:p text:style-name="P6">Se distribuye el comportamiento entre las clases que contienen la información requerida, estimulando la definición de clases más cohesivas y “ligeras” que son más fáciles de entender y mantener.</text:p>
            <text:p text:style-name="P6">Se soporta, normalmente, una alta cohesión.</text:p>
          </table:table-cell>
        </table:table-row>
        <text:soft-page-break/>
        <table:table-row>
          <table:table-cell table:style-name="TablaDePatrones.A2" office:value-type="string">
            <text:p text:style-name="P6">Patrones o Principios Relacionados</text:p>
          </table:table-cell>
          <table:table-cell table:style-name="TablaDePatrones.B2" office:value-type="string">
            <text:p text:style-name="P6">Bajo Acoplamiento</text:p>
            <text:p text:style-name="P6">Alta Cohesión</text:p>
          </table:table-cell>
        </table:table-row>
        <table:table-row>
          <table:table-cell table:style-name="TablaDePatrones.A2" office:value-type="string">
            <text:p text:style-name="P6">También conocido como/Parecido a</text:p>
          </table:table-cell>
          <table:table-cell table:style-name="TablaDePatrones.B2" office:value-type="string">
            <text:p text:style-name="Table_20_Contents">“<text:span text:style-name="T1">Colocar las responsabilidades con los datos”, “Eso que conoces, hazlo”, “Hacerlo yo mismo”, “Colocar los servicios con los Atributos con los que trabaja”.</text:span></text:p>
          </table:table-cell>
        </table:table-row>
      </table:table>
      <text:p text:style-name="Standard"/>
      <text:p text:style-name="P1"/>
      <table:table table:name="Tabla1" table:style-name="Tabla1">
        <table:table-column table:style-name="Tabla1.A"/>
        <table:table-column table:style-name="Tabla1.B"/>
        <table:table-row>
          <table:table-cell table:style-name="Tabla1.A1" table:number-columns-spanned="2" office:value-type="string">
            <text:p text:style-name="P9">Creador</text:p>
          </table:table-cell>
          <table:covered-table-cell/>
        </table:table-row>
        <table:table-row>
          <table:table-cell table:style-name="Tabla1.A2" office:value-type="string">
            <text:p text:style-name="P3">Solución</text:p>
          </table:table-cell>
          <table:table-cell table:style-name="Tabla1.B2" office:value-type="string">
            <text:p text:style-name="P11">Asignar a la clase B la responsabilidad de crear una instancia de clase A si se cumple uno o más de los casos siguientes:</text:p>
            <text:list xml:id="list1887599312781109995" text:style-name="L1">
              <text:list-item>
                <text:p text:style-name="P12">B agrega objetos de A</text:p>
              </text:list-item>
              <text:list-item>
                <text:p text:style-name="P12">B contiene objetos de A</text:p>
              </text:list-item>
              <text:list-item>
                <text:p text:style-name="P12">B registra instancias de objetos de A</text:p>
              </text:list-item>
              <text:list-item>
                <text:p text:style-name="P12">B utiliza más estrechamente objetos de A</text:p>
              </text:list-item>
              <text:list-item>
                <text:p text:style-name="P12">B tiene los datos de inicialización que se pasarán a un objeto de A cuando sea creado (B es un Experto en Información con respecto a la creación de A)</text:p>
              </text:list-item>
            </text:list>
          </table:table-cell>
        </table:table-row>
        <table:table-row>
          <table:table-cell table:style-name="Tabla1.A2" office:value-type="string">
            <text:p text:style-name="P3">Problema</text:p>
          </table:table-cell>
          <table:table-cell table:style-name="Tabla1.B2" office:value-type="string">
            <text:p text:style-name="P11">¿Quién debería ser el responsable de la creación de una nueva instancia de alguna clase?</text:p>
            <text:p text:style-name="P11"/>
            <text:p text:style-name="P11">Crear instancias de clases es una de las tareas más importantes en el diseño orientado a objetos y parte fundamental del desarrollo de un sistema software OO, por tanto es útil contar con un principio general para la asignación de responsabilidades de creación de instancias de Clase. Si se asignan bien <text:s/>el diseño podrá soportar un bajo acoplamiento, mayor claridad, encapsulación y reutilización.</text:p>
          </table:table-cell>
        </table:table-row>
        <table:table-row>
          <table:table-cell table:style-name="Tabla1.A2" office:value-type="string">
            <text:p text:style-name="P3">Ejemplo</text:p>
          </table:table-cell>
          <table:table-cell table:style-name="Tabla1.B2" office:value-type="string">
            <text:p text:style-name="P11">En una aplicación relacionada con un punto de venta, ¿quién debería ser el responsable de crear una nueva línea de venta?</text:p>
          </table:table-cell>
        </table:table-row>
        <table:table-row>
          <table:table-cell table:style-name="Tabla1.A2" office:value-type="string">
            <text:p text:style-name="P5">Discusión</text:p>
          </table:table-cell>
          <table:table-cell table:style-name="Tabla1.B2" office:value-type="string">
            <text:p text:style-name="P11">Debería estudiarse el diagrama de secuencia del sistema para conocer, aunque primero deberíamos observar el Modelo de Dominio o el Modelo de Clases de Diseño para comprobar si tenemos alguna clase de tipo “registro”, “agregador”, o “contenedora” de la clase de la cual estamos estudiando su creación de instancias. El Creador sugiere que la clase contenedor o registro es una buena candidata para asignarle la responsabilidad de crear lo que contiene o registra. Aunque no necesariamente han de ser este tipo de clase las únicas que contengan responsabilidades de creaciones de instancia.</text:p>
            <text:p text:style-name="P11"/>
            <text:p text:style-name="P13">Podría ser útil conocer los Expertos en Información para realizar la tarea de crear una nueva clase, son buenos candidatos para asignarles las responsabilidades de creador de instancias de Clases.</text:p>
          </table:table-cell>
        </table:table-row>
        <table:table-row>
          <table:table-cell table:style-name="Tabla1.A2" office:value-type="string">
            <text:p text:style-name="P5">Contraindicaciones</text:p>
          </table:table-cell>
          <table:table-cell table:style-name="Tabla1.B2" office:value-type="string">
            <text:p text:style-name="P13">A menudo la creación requiere una complejidad significativa, como utilizar instancias recicladas por motivos de rendimiento, crear condicionalmente una instancia a partir de una familia de clases similares basado en el valor de alguna propiedad externa, etcétera. En estos casos es aconsejable delegar la creación a una clase auxiliar denominada “Factoría” <text:s/>en lugar de utilizar la clase que sugiere el Creador. </text:p>
          </table:table-cell>
        </table:table-row>
        <text:soft-page-break/>
        <table:table-row>
          <table:table-cell table:style-name="Tabla1.A2" office:value-type="string">
            <text:p text:style-name="P5">Beneficios</text:p>
          </table:table-cell>
          <table:table-cell table:style-name="Tabla1.B2" office:value-type="string">
            <text:p text:style-name="P13">Se soporta bajo acoplamiento lo que implica menos dependencias de mantenimiento y mayores oportunidades para reutilizar. Probablemente no se incrementa el acoplamiento porque la clase creada es presumible que ya sea visible a la clase creadora, debido a las asociaciones existentes que motivaron su elección como creador.</text:p>
          </table:table-cell>
        </table:table-row>
        <table:table-row>
          <table:table-cell table:style-name="Tabla1.A2" office:value-type="string">
            <text:p text:style-name="P7">Patrones o Principios Relacionados</text:p>
          </table:table-cell>
          <table:table-cell table:style-name="Tabla1.B2" office:value-type="string">
            <text:p text:style-name="P7">Bajo Acoplamiento</text:p>
            <text:p text:style-name="P13">Factoría</text:p>
            <text:p text:style-name="P13">Todo-Parte (Agregació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én Ballester Bautista</meta:initial-creator>
    <meta:creation-date>2016-11-14T20:36:01.217968178</meta:creation-date>
    <dc:date>2016-11-14T21:16:36.486519420</dc:date>
    <dc:creator>Rubén Ballester Bautista</dc:creator>
    <meta:editing-duration>PT9M24S</meta:editing-duration>
    <meta:editing-cycles>2</meta:editing-cycles>
    <meta:generator>LibreOffice/5.1.4.2$Linux_X86_64 LibreOffice_project/10m0$Build-2</meta:generator>
    <meta:document-statistic meta:table-count="2" meta:image-count="0" meta:object-count="0" meta:page-count="3" meta:paragraph-count="50" meta:word-count="905" meta:character-count="5821" meta:non-whitespace-character-count="4965"/>
  </office:meta>
</office:document-meta>
</file>